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5T14:52:53.025439778</dc:date>
    <meta:editing-duration>PT2M25S</meta:editing-duration>
    <meta:editing-cycles>14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157073173118207">
                <text:p>0.0157073173118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0314107590781283">
                <text:p>0.0314107590781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0471064507096427">
                <text:p>0.0471064507096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0627905195293134">
                <text:p>0.0627905195293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0784590957278449">
                <text:p>0.07845909572784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0941083133185143">
                <text:p>0.0941083133185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109734311091045">
                <text:p>0.109734311091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140901231937583">
                <text:p>0.1409012319375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17192910027941">
                <text:p>0.17192910027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202787295356512">
                <text:p>0.202787295356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218143241396543">
                <text:p>0.2181432413965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233445363855905">
                <text:p>0.2334453638559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263873049965373">
                <text:p>0.2638730499653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294040325232304">
                <text:p>0.294040325232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323917418198149">
                <text:p>0.323917418198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353474843779257">
                <text:p>0.3534748437792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38268343236509">
                <text:p>0.382683432365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397147890634781">
                <text:p>0.3971478906347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411514358605109">
                <text:p>0.4115143586051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439939169855915">
                <text:p>0.4399391698559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467929814260573">
                <text:p>0.4679298142605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495458668432408">
                <text:p>0.495458668432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522498564715949">
                <text:p>0.5224985647159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549022817998132">
                <text:p>0.549022817998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562083377852131">
                <text:p>0.5620833778521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575005252043279">
                <text:p>0.5750052520432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600420225325884">
                <text:p>0.6004202253258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625242656335705">
                <text:p>0.6252426563357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649448048330184">
                <text:p>0.6494480483301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673012513509773">
                <text:p>0.6730125135097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695912796592314">
                <text:p>0.695912796592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718126297763189">
                <text:p>0.7181262977631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73963109497861">
                <text:p>0.739631094978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75011106963046">
                <text:p>0.750111069630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760405965600031">
                <text:p>0.760405965600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78043040733833">
                <text:p>0.780430407338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79968465848709">
                <text:p>0.799684658487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818149717425023">
                <text:p>0.8181497174250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83580736136827">
                <text:p>0.835807361368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852640164354092">
                <text:p>0.8526401643540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868631514438191">
                <text:p>0.8686315144381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883765630088693">
                <text:p>0.8837656300886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898027575760615">
                <text:p>0.8980275757606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911403276635445">
                <text:p>0.9114032766354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935444030829867">
                <text:p>0.9354440308298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946085358827545">
                <text:p>0.9460853588275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95579301479833">
                <text:p>0.955793014798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964557418457798">
                <text:p>0.9645574184577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972369920397677">
                <text:p>0.9723699203976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979222810621766">
                <text:p>0.9792228106217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985109326154774">
                <text:p>0.9851093261547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990023657716558">
                <text:p>0.9900236577165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99396095545518">
                <text:p>0.993960955455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996917333733128">
                <text:p>0.9969173337331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99888987496197">
                <text:p>0.998889874961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999876632481661">
                <text:p>0.9998766324816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